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monospace" fo:font-size="9.7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0000" loext:opacity="100%" style:font-name="monospace" fo:font-size="9.75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rfc-editor.org/rfc/rfc6750#section-2" text:style-name="Internet_20_link" text:visited-style-name="Visited_20_Internet_20_Link"><text:bookmark text:name="section-2"/><text:span text:style-name="T1">2</text:span></text:a><text:span text:style-name="T2">. <text:s/>Authenticated Requests</text:span></text:p>
      <text:p text:style-name="Standard"/>
      <text:p text:style-name="Standard"/>
      <text:p text:style-name="Standard">Bu bölüm, kaynak sunucularına yapılan kaynak taleplerinde bearer (taşıyıcı) erişim token'larının gönderilmesinin üç yolunu tanımlar. İstemciler, her istekte token'ı iletmek için birden fazla yöntem kullanmamalıdır.</text:p>
      <text:p text:style-name="Standard"/>
      <text:p text:style-name="P2"><text:a xlink:type="simple" xlink:href="https://www.rfc-editor.org/rfc/rfc6750#section-2.1" text:style-name="Internet_20_link" text:visited-style-name="Visited_20_Internet_20_Link"><text:bookmark text:name="section-2.1"/><text:span text:style-name="T1">2.1</text:span></text:a><text:span text:style-name="T2">. <text:s/>Authorization Request Header Field</text:span></text:p>
      <text:p text:style-name="Standard"/>
      <text:p text:style-name="Standard"/>
      <text:p text:style-name="Text_20_body">Bu bölüm, <text:span text:style-name="Strong_20_Emphasis">"Authorization" başlık alanı</text:span> kullanılarak bir <text:span text:style-name="Emphasis">Bearer</text:span> (taşıyıcı) erişim token'ının nasıl gönderileceğini açıklar.</text:p>
      <text:h text:style-name="Heading_20_3" text:outline-level="3">Temel Konsept</text:h>
      <text:p text:style-name="Text_20_body">İstemci, HTTP/1.1 [RFC2617] tarafından tanımlanan <text:span text:style-name="Strong_20_Emphasis">"Authorization" başlık alanını</text:span> kullanarak erişim token'ını iletir. Bu işlem sırasında <text:span text:style-name="Strong_20_Emphasis">"Bearer" kimlik doğrulama şeması</text:span> kullanılır. Yani, istemci bir HTTP isteği gönderirken bu başlık alanına <text:span text:style-name="Emphasis">Bearer token</text:span> ekler.</text:p>
      <text:h text:style-name="Heading_20_3" text:outline-level="3">Örnek Kullanım</text:h>
      <text:p text:style-name="Text_20_body">Aşağıda bir GET isteği örneği verilmiştir:</text:p>
      <text:p text:style-name="P3"><text:span text:style-name="Source_20_Text">GET /resource HTTP/1.1</text:span></text:p>
      <text:p text:style-name="P3"><text:span text:style-name="Source_20_Text">Host: server.example.com</text:span></text:p>
      <text:p text:style-name="P1"><text:span text:style-name="Source_20_Text">Authorization: Bearer mF_9.B5f-4.1JqM</text:span></text:p>
      <text:p text:style-name="Text_20_body">Bu örnekte:</text:p>
      <text:list text:style-name="L1">
        <text:list-item>
          <text:p text:style-name="P5"><text:span text:style-name="Source_20_Text">Authorization: Bearer mF_9.B5f-4.1JqM</text:span> kısmı, taşıyıcı token'ın başlıkta nasıl iletildiğini gösterir.</text:p>
        </text:list-item>
        <text:list-item>
          <text:p text:style-name="P4"><text:span text:style-name="Source_20_Text">mF_9.B5f-4.1JqM</text:span> bir erişim token'ıdır.</text:p>
        </text:list-item>
      </text:list>
      <text:h text:style-name="Heading_20_3" text:outline-level="3">Söz Dizimi</text:h>
      <text:p text:style-name="Text_20_body">Bearer kimlik bilgileri için aşağıdaki söz dizimi kullanılır:</text:p>
      <text:list text:style-name="L2">
        <text:list-item>
          <text:p text:style-name="P7"><text:span text:style-name="Strong_20_Emphasis"><text:span text:style-name="Source_20_Text">b64token</text:span></text:span>:</text:p>
          <text:list>
            <text:list-item>
              <text:p text:style-name="P7">Bu, bir Base64 kodlu dizidir ve aşağıdaki karakterleri içerir:</text:p>
              <text:list>
                <text:list-item>
                  <text:p text:style-name="P7">Harfler: <text:span text:style-name="Source_20_Text">A-Z</text:span>, <text:span text:style-name="Source_20_Text">a-z</text:span></text:p>
                </text:list-item>
                <text:list-item>
                  <text:p text:style-name="P7">Rakamlar: <text:span text:style-name="Source_20_Text">0-9</text:span></text:p>
                </text:list-item>
                <text:list-item>
                  <text:p text:style-name="P7">Özel karakterler: <text:span text:style-name="Source_20_Text">-</text:span>, <text:span text:style-name="Source_20_Text">.</text:span>, <text:span text:style-name="Source_20_Text">_</text:span>, <text:span text:style-name="Source_20_Text">~</text:span>, <text:span text:style-name="Source_20_Text">+</text:span>, <text:span text:style-name="Source_20_Text">/</text:span></text:p>
                </text:list-item>
                <text:list-item>
                  <text:p text:style-name="P7">Eşittir işareti (<text:span text:style-name="Source_20_Text">=</text:span>) ise padding için kullanılır.</text:p>
                </text:list-item>
              </text:list>
            </text:list-item>
          </text:list>
        </text:list-item>
        <text:list-item>
          <text:p text:style-name="P7"><text:span text:style-name="Strong_20_Emphasis"><text:span text:style-name="Source_20_Text">credentials</text:span></text:span>:</text:p>
          <text:list>
            <text:list-item>
              <text:p text:style-name="P6">"Bearer" kelimesinden sonra bir veya daha fazla boşluk (<text:span text:style-name="Source_20_Text">SP</text:span>) gelir ve ardından <text:span text:style-name="Source_20_Text">b64token</text:span> eklenir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oft-page-break/>Örnek:</text:p>
      <text:p text:style-name="P1"><text:span text:style-name="Source_20_Text">Bearer mF_9.B5f-4.1JqM</text:span></text:p>
      <text:h text:style-name="Heading_20_3" text:outline-level="3">Teknik Detaylar ve Gereklilikler</text:h>
      <text:list text:style-name="L3">
        <text:list-item>
          <text:p text:style-name="P9"><text:span text:style-name="Strong_20_Emphasis">Uyumluluk</text:span>:</text:p>
          <text:list>
            <text:list-item>
              <text:p text:style-name="P9">Söz dizimi [RFC2617] ile uyumludur, ancak tam olarak genel HTTP kimlik doğrulama çerçevesiyle örtüşmeyebilir. Bu, mevcut sistemlerin kullanımına uygun olacak şekilde tasarlanmıştır.</text:p>
            </text:list-item>
          </text:list>
        </text:list-item>
        <text:list-item>
          <text:p text:style-name="P9"><text:span text:style-name="Strong_20_Emphasis">Öneriler</text:span>:</text:p>
          <text:list>
            <text:list-item>
              <text:p text:style-name="P9"><text:span text:style-name="Strong_20_Emphasis">İstemciler</text:span>: Kimlik doğrulamalı istekler yaparken Bearer token'larını <text:span text:style-name="Strong_20_Emphasis">"Authorization" başlık alanında</text:span> kullanmalıdır.</text:p>
            </text:list-item>
            <text:list-item>
              <text:p text:style-name="P8"><text:span text:style-name="Strong_20_Emphasis">Kaynak Sunucuları</text:span>: Bu yöntemi desteklemek zorundadır (<text:span text:style-name="Emphasis">MUST</text:span> ifadesi ile zorunlu tutulmuştur).</text:p>
            </text:list-item>
          </text:list>
        </text:list-item>
      </text:list>
      <text:h text:style-name="Heading_20_3" text:outline-level="3">Neden Önemli?</text:h>
      <text:list text:style-name="L4">
        <text:list-item>
          <text:p text:style-name="P11">Bu yöntem, taşıyıcı token'ların güvenli ve standart bir şekilde iletilmesini sağlar.</text:p>
        </text:list-item>
        <text:list-item>
          <text:p text:style-name="P10">Token gönderimi başlık alanında yapıldığı için URI'lerde (örneğin, query string'lerde) token sızması riski azaltılır.</text:p>
        </text:list-item>
      </text:list>
      <text:p text:style-name="Text_20_body">Bu şekilde, Bearer token kullanımı ile kimlik doğrulama işlemleri daha güvenli ve yapılandırılmış hale gelir.</text:p>
      <text:p text:style-name="Standard"/>
      <text:p text:style-name="Standard"/>
      <text:p text:style-name="P2"><text:a xlink:type="simple" xlink:href="https://www.rfc-editor.org/rfc/rfc6750#section-2.2" text:style-name="Internet_20_link" text:visited-style-name="Visited_20_Internet_20_Link"><text:bookmark text:name="section-2.2"/><text:span text:style-name="T1">2.2</text:span></text:a><text:span text:style-name="T2">. <text:s/>Form-Encoded Body Parameter</text:span></text:p>
      <text:p text:style-name="Standard"/>
      <text:p text:style-name="Standard"/>
      <text:p text:style-name="Text_20_body">Bu bölümde, erişim token'larının HTTP isteğinin gövdesinde nasıl gönderileceği açıklanır. Token'lar <text:span text:style-name="Strong_20_Emphasis">"access_token"</text:span> parametresi olarak kodlanır ve HTTP isteğinin gövdesine eklenir. Ancak bu yöntem belirli şartlara uygun olarak kullanılmalıdır.</text:p>
      <text:p text:style-name="Horizontal_20_Line"/>
      <text:h text:style-name="Heading_20_3" text:outline-level="3">Kullanım Koşulları</text:h>
      <text:p text:style-name="Text_20_body">Erişim token'ını HTTP gövdesinde iletmek için aşağıdaki koşulların hepsi karşılanmalıdır:</text:p>
      <text:list text:style-name="L5">
        <text:list-item>
          <text:p text:style-name="P12"><text:span text:style-name="Strong_20_Emphasis"><text:span text:style-name="Source_20_Text">Content-Type</text:span></text:span><text:span text:style-name="Strong_20_Emphasis"> Başlık Alanı</text:span>:</text:p>
          <text:list>
            <text:list-item>
              <text:p text:style-name="P13">İstek başlığında <text:span text:style-name="Source_20_Text">Content-Type: application/x-www-form-urlencoded</text:span> olmalıdır. Bu, form kodlama formatını belirtir.</text:p>
            </text:list-item>
          </text:list>
        </text:list-item>
        <text:list-item>
          <text:p text:style-name="P12"><text:span text:style-name="Strong_20_Emphasis">Kodlama Gereklilikleri</text:span>:</text:p>
          <text:list>
            <text:list-item>
              <text:p text:style-name="P13">Gövde, HTML 4.01'in <text:a xlink:type="simple" xlink:href="https://www.w3.org/TR/html401/interact/forms.html#h-17.13.4.1" office:target-frame-name="_new" xlink:show="replace" text:style-name="Internet_20_link" text:visited-style-name="Visited_20_Internet_20_Link">application/x-www-form-urlencoded</text:a> içerik türü için belirlediği kodlama kurallarına uymalıdır.</text:p>
            </text:list-item>
          </text:list>
        </text:list-item>
        <text:list-item>
          <text:p text:style-name="P12"><text:span text:style-name="Strong_20_Emphasis">Tek Parça Gövde</text:span>:</text:p>
          <text:list>
            <text:list-item>
              <text:p text:style-name="P13">HTTP isteği tek parçalı bir gövdeye sahip olmalıdır. Yani birden fazla form-data ya da karmaşık gövde yapıları olmamalıdır.</text:p>
            </text:list-item>
          </text:list>
        </text:list-item>
        <text:list-item>
          <text:p text:style-name="P12"><text:span text:style-name="Strong_20_Emphasis">ASCII Karakterleri</text:span>:</text:p>
          <text:list>
            <text:list-item>
              <text:p text:style-name="P13"><text:soft-page-break/>Gövdede kodlanacak içerik tamamen ASCII karakterlerinden oluşmalıdır.</text:p>
            </text:list-item>
          </text:list>
        </text:list-item>
        <text:list-item>
          <text:p text:style-name="P12"><text:span text:style-name="Strong_20_Emphasis">Geçerli HTTP Yöntemi</text:span>:</text:p>
          <text:list>
            <text:list-item>
              <text:p text:style-name="P12">Gövde içeriği anlamlı olan bir HTTP yöntemi kullanılmalıdır. Özellikle <text:span text:style-name="Source_20_Text">GET</text:span> yöntemi bu amaçla kullanılamaz. Örneğin, <text:span text:style-name="Source_20_Text">POST</text:span>, <text:span text:style-name="Source_20_Text">PUT</text:span>, veya <text:span text:style-name="Source_20_Text">PATCH</text:span> kullanılabilir.</text:p>
            </text:list-item>
          </text:list>
        </text:list-item>
      </text:list>
      <text:p text:style-name="Horizontal_20_Line"/>
      <text:h text:style-name="Heading_20_3" text:outline-level="3">Parametrelerin Ayrımı</text:h>
      <text:list text:style-name="L6">
        <text:list-item>
          <text:p text:style-name="P14">Gövde, <text:span text:style-name="Source_20_Text">access_token</text:span> parametresiyle birlikte başka istek parametreleri de içerebilir. Bu durumda, tüm parametreler birbirinden doğru şekilde <text:span text:style-name="Source_20_Text">&amp;</text:span> karakteriyle ayrılmalıdır.</text:p>
        </text:list-item>
      </text:list>
      <text:p text:style-name="Text_20_body"><text:span text:style-name="Strong_20_Emphasis">Örnek İstek:</text:span></text:p>
      <text:p text:style-name="Standard"/>
      <text:p text:style-name="P3"><text:span text:style-name="Source_20_Text">POST /resource HTTP/1.1</text:span></text:p>
      <text:p text:style-name="P3"><text:span text:style-name="Source_20_Text">Host: server.example.com</text:span></text:p>
      <text:p text:style-name="P3"><text:span text:style-name="Source_20_Text">Content-Type: application/x-www-form-urlencoded</text:span></text:p>
      <text:p text:style-name="P3"/>
      <text:p text:style-name="P1"><text:span text:style-name="Source_20_Text">access_token=mF_9.B5f-4.1JqM</text:span></text:p>
      <text:p text:style-name="Text_20_body">Burada:</text:p>
      <text:list text:style-name="L7">
        <text:list-item>
          <text:p text:style-name="P15"><text:span text:style-name="Source_20_Text">access_token=mF_9.B5f-4.1JqM</text:span> kısmı, token'ın nasıl gövdeye eklendiğini gösterir.</text:p>
        </text:list-item>
      </text:list>
      <text:p text:style-name="Horizontal_20_Line"/>
      <text:h text:style-name="Heading_20_3" text:outline-level="3">Öneriler ve Gereklilikler</text:h>
      <text:list text:style-name="L8">
        <text:list-item>
          <text:p text:style-name="P16"><text:span text:style-name="Strong_20_Emphasis">Kullanım Önerisi</text:span>:</text:p>
          <text:list>
            <text:list-item>
              <text:p text:style-name="P17">Bu yöntem, <text:span text:style-name="Source_20_Text">Authorization</text:span> başlık alanına erişim imkanı olmayan tarayıcılar veya istemciler için tercih edilmelidir.</text:p>
            </text:list-item>
          </text:list>
        </text:list-item>
        <text:list-item>
          <text:p text:style-name="P16"><text:span text:style-name="Strong_20_Emphasis">Kaynak Sunucuları</text:span>:</text:p>
          <text:list>
            <text:list-item>
              <text:p text:style-name="P17">Bu yöntemi desteklemek zorunda değildir ancak <text:span text:style-name="Strong_20_Emphasis">destekleyebilir</text:span> (MAY). Yani, opsiyoneldir.</text:p>
            </text:list-item>
          </text:list>
        </text:list-item>
        <text:list-item>
          <text:p text:style-name="P16"><text:span text:style-name="Strong_20_Emphasis">Sınırlamalar</text:span>:</text:p>
          <text:list>
            <text:list-item>
              <text:p text:style-name="P16">Token'lar gövdede iletildiğinde, başka kodlama yöntemleri ya da başlık tabanlı yetkilendirme kullanımı mümkün olmayabilir. Bu yöntem, yalnızca belirli durumlarda önerilir.</text:p>
            </text:list-item>
          </text:list>
        </text:list-item>
      </text:list>
      <text:p text:style-name="Horizontal_20_Line"/>
      <text:h text:style-name="Heading_20_3" text:outline-level="3">Avantajlar ve Dezavantajlar</text:h>
      <text:list text:style-name="L9">
        <text:list-item>
          <text:p text:style-name="P18"><text:span text:style-name="Strong_20_Emphasis">Avantajlar</text:span>:</text:p>
          <text:list>
            <text:list-item>
              <text:p text:style-name="P19">Tarayıcıların <text:span text:style-name="Source_20_Text">Authorization</text:span> başlık alanına erişim kısıtlı olduğunda işe yarar.</text:p>
            </text:list-item>
            <text:list-item>
              <text:p text:style-name="P19">Gövde üzerinden token iletimi daha sade bir yöntem sunar.</text:p>
            </text:list-item>
          </text:list>
        </text:list-item>
        <text:list-item>
          <text:p text:style-name="P18"><text:span text:style-name="Strong_20_Emphasis">Dezavantajlar</text:span>:</text:p>
          <text:list>
            <text:list-item>
              <text:p text:style-name="P19">Başlık üzerinden token gönderimine göre güvenlik riskleri daha yüksektir.</text:p>
            </text:list-item>
            <text:list-item>
              <text:p text:style-name="P18">Token'ın, gövde dışında diğer parametrelerle doğru ayrılmasını sağlamak gereklidir.</text:p>
            </text:list-item>
          </text:list>
        </text:list-item>
      </text:list>
      <text:p text:style-name="Horizontal_20_Line"><text:soft-page-break/></text:p>
      <text:p text:style-name="Text_20_body">Bu yöntem, <text:span text:style-name="Source_20_Text">application/x-www-form-urlencoded</text:span> içeriğini destekleyen uygulama bağlamlarında kullanılabilir. Ancak, güvenlik ve kolaylık açısından, genellikle <text:span text:style-name="Strong_20_Emphasis">"Authorization" başlık alanı</text:span> yöntemi tercih edilir.</text:p>
      <text:p text:style-name="Standard"/>
      <text:p text:style-name="P2"><text:a xlink:type="simple" xlink:href="https://www.rfc-editor.org/rfc/rfc6750#section-2.3" text:style-name="Internet_20_link" text:visited-style-name="Visited_20_Internet_20_Link"><text:bookmark text:name="section-2.3"/><text:span text:style-name="T1">2.3</text:span></text:a><text:span text:style-name="T2">. <text:s/>URI Query Parameter</text:span></text:p>
      <text:p text:style-name="Standard"/>
      <text:p text:style-name="Standard"/>
      <text:p text:style-name="Text_20_body">Bu bölüm, erişim token'larının URI sorgu parametresi olarak gönderilmesini açıklar. Token, <text:span text:style-name="Strong_20_Emphasis"><text:span text:style-name="Source_20_Text">access_token</text:span></text:span> parametresiyle URI'ye eklenir ve istek bu şekilde yapılır. Ancak bu yöntem, güvenlik zafiyetleri nedeniyle <text:span text:style-name="Strong_20_Emphasis">önerilmez</text:span> ve yalnızca başka yollar mümkün olmadığında kullanılmalıdır.</text:p>
      <text:p text:style-name="Horizontal_20_Line"/>
      <text:h text:style-name="Heading_20_3" text:outline-level="3">Kullanım Detayları</text:h>
      <text:list text:style-name="L10">
        <text:list-item>
          <text:p text:style-name="P21"><text:span text:style-name="Strong_20_Emphasis">Erişim Token'ını URI'ye Eklemek</text:span>:</text:p>
          <text:list>
            <text:list-item>
              <text:p text:style-name="P20"><text:span text:style-name="Source_20_Text">access_token</text:span> parametresi URI'nin sorgu bileşenine eklenir. Bu yöntemle erişim token'ı bir HTTP GET isteğinde URI'ye dahil edilebilir.</text:p>
            </text:list-item>
          </text:list>
        </text:list-item>
      </text:list>
      <text:p text:style-name="Text_20_body"><text:span text:style-name="Strong_20_Emphasis">Örnek İstek:</text:span></text:p>
      <text:p text:style-name="Standard"/>
      <text:p text:style-name="P3"><text:span text:style-name="Source_20_Text">GET /resource?access_token=mF_9.B5f-4.1JqM HTTP/1.1</text:span></text:p>
      <text:p text:style-name="P1"><text:span text:style-name="Source_20_Text">Host: server.example.com</text:span></text:p>
      <text:p text:style-name="Text_20_body">Bu istek, erişim token'ını <text:span text:style-name="Source_20_Text">access_token</text:span> parametresi olarak URI içinde taşır.</text:p>
      <text:list text:style-name="L11">
        <text:list-item>
          <text:p text:style-name="P23"><text:span text:style-name="Strong_20_Emphasis">Diğer Parametrelerle Kullanım</text:span>:</text:p>
          <text:list>
            <text:list-item>
              <text:p text:style-name="P22">URI başka parametreler içeriyorsa, <text:span text:style-name="Source_20_Text">access_token</text:span> parametresi diğer parametrelerden <text:span text:style-name="Strong_20_Emphasis"><text:span text:style-name="Source_20_Text">&amp;</text:span></text:span> karakteriyle ayrılır.</text:p>
            </text:list-item>
          </text:list>
        </text:list-item>
      </text:list>
      <text:p text:style-name="Text_20_body"><text:span text:style-name="Strong_20_Emphasis">Örnek:</text:span></text:p>
      <text:p text:style-name="P1"><text:span text:style-name="Source_20_Text">https://server.example.com/resource?access_token=mF_9.B5f-4.1JqM&amp;p=q</text:span></text:p>
      <text:p text:style-name="Text_20_body">Bu örnekte:</text:p>
      <text:list text:style-name="L12">
        <text:list-item>
          <text:p text:style-name="P25"><text:span text:style-name="Source_20_Text">access_token</text:span>: Token'ı taşır.</text:p>
        </text:list-item>
        <text:list-item>
          <text:p text:style-name="P24"><text:span text:style-name="Source_20_Text">p=q</text:span>: URI'ye ait başka bir sorgu parametresidir.</text:p>
        </text:list-item>
      </text:list>
      <text:p text:style-name="Horizontal_20_Line"/>
      <text:h text:style-name="Heading_20_3" text:outline-level="3">Öneriler ve Gereklilikler</text:h>
      <text:list text:style-name="L13">
        <text:list-item>
          <text:p text:style-name="P26"><text:span text:style-name="Strong_20_Emphasis">Önbellek Kontrolü</text:span>:</text:p>
          <text:list>
            <text:list-item>
              <text:p text:style-name="P27">Token'ın URI'de taşınması güvenlik zafiyetlerine neden olabileceğinden, istemciler HTTP başlıklarında <text:span text:style-name="Strong_20_Emphasis"><text:span text:style-name="Source_20_Text">Cache-Control: no-store</text:span></text:span> ayarını göndermelidir.</text:p>
            </text:list-item>
            <text:list-item>
              <text:p text:style-name="P27">Kaynak sunucuları, başarılı (2XX) yanıtlarında <text:span text:style-name="Strong_20_Emphasis"><text:span text:style-name="Source_20_Text">Cache-Control: private</text:span></text:span> başlığı göndermelidir. Bu, token'ın önbelleğe alınmasını engellemeye veya sınırlandırmaya yardımcı olur.</text:p>
            </text:list-item>
          </text:list>
        </text:list-item>
        <text:list-item>
          <text:p text:style-name="P26"><text:soft-page-break/><text:span text:style-name="Strong_20_Emphasis">Kullanım Durumu</text:span>:</text:p>
          <text:list>
            <text:list-item>
              <text:p text:style-name="P27">URI yöntemi, yalnızca token'ı <text:span text:style-name="Source_20_Text">Authorization</text:span> başlık alanı veya HTTP gövdesi içinde taşımak mümkün olmadığında kullanılmalıdır.</text:p>
            </text:list-item>
          </text:list>
        </text:list-item>
        <text:list-item>
          <text:p text:style-name="P26"><text:span text:style-name="Strong_20_Emphasis">Kaynak Sunucuları</text:span>:</text:p>
          <text:list>
            <text:list-item>
              <text:p text:style-name="P26">Kaynak sunucuları bu yöntemi desteklemek zorunda değildir ancak <text:span text:style-name="Strong_20_Emphasis">destekleyebilir</text:span> (MAY).</text:p>
            </text:list-item>
          </text:list>
        </text:list-item>
      </text:list>
      <text:p text:style-name="Horizontal_20_Line"/>
      <text:h text:style-name="Heading_20_3" text:outline-level="3">Güvenlik Zafiyetleri</text:h>
      <text:list text:style-name="L14">
        <text:list-item>
          <text:p text:style-name="P28"><text:span text:style-name="Strong_20_Emphasis">URL Günlükleme</text:span>:</text:p>
          <text:list>
            <text:list-item>
              <text:p text:style-name="P29">URI içinde taşınan token'lar genellikle web sunucuları, proxy'ler ve tarayıcılar tarafından günlüklenir. Bu durum token'ın kötüye kullanılma riskini artırır.</text:p>
            </text:list-item>
          </text:list>
        </text:list-item>
        <text:list-item>
          <text:p text:style-name="P28"><text:span text:style-name="Strong_20_Emphasis">URI Ad Alanı</text:span>:</text:p>
          <text:list>
            <text:list-item>
              <text:p text:style-name="P29"><text:span text:style-name="Source_20_Text">access_token</text:span> parametresi, URI'de bir sorgu parametresi olarak taşınır. Ancak bu, URI ad alanı uygulamalarına aykırıdır ve kötü bir uygulama olarak kabul edilir.</text:p>
            </text:list-item>
          </text:list>
        </text:list-item>
        <text:list-item>
          <text:p text:style-name="P28"><text:span text:style-name="Strong_20_Emphasis">Tavsiyeler</text:span>:</text:p>
          <text:list>
            <text:list-item>
              <text:p text:style-name="P28">Bu yöntem, güvenlik zafiyetleri nedeniyle yalnızca <text:span text:style-name="Strong_20_Emphasis">dökümantasyon amaçlı</text:span> dahil edilmiştir ve <text:span text:style-name="Strong_20_Emphasis">kullanımı önerilmez</text:span>.</text:p>
            </text:list-item>
          </text:list>
        </text:list-item>
      </text:list>
      <text:p text:style-name="Horizontal_20_Line"/>
      <text:h text:style-name="Heading_20_3" text:outline-level="3">Avantajlar ve Dezavantajlar</text:h>
      <text:p text:style-name="Text_20_body"><text:span text:style-name="Strong_20_Emphasis">Avantajlar</text:span>:</text:p>
      <text:list text:style-name="L15">
        <text:list-item>
          <text:p text:style-name="P31">Basit uygulama: Erişim token'ı URI'ye kolayca eklenebilir.</text:p>
        </text:list-item>
        <text:list-item>
          <text:p text:style-name="P30">Sunucular arasında taşınması daha az karmaşıktır.</text:p>
        </text:list-item>
      </text:list>
      <text:p text:style-name="Text_20_body"><text:span text:style-name="Strong_20_Emphasis">Dezavantajlar</text:span>:</text:p>
      <text:list text:style-name="L16">
        <text:list-item>
          <text:p text:style-name="P33"><text:span text:style-name="Strong_20_Emphasis">Güvenlik riski</text:span>: Token'ın günlüklere kaydedilme olasılığı yüksektir.</text:p>
        </text:list-item>
        <text:list-item>
          <text:p text:style-name="P33">URI ad alanı uygulamalarıyla çelişir.</text:p>
        </text:list-item>
        <text:list-item>
          <text:p text:style-name="P32">Önbelleğe alınma riski vardır.</text:p>
        </text:list-item>
      </text:list>
      <text:p text:style-name="Horizontal_20_Line"/>
      <text:p text:style-name="Text_20_body">Sonuç olarak, URI yöntemi kullanım kolaylığı sağlasa da, güvenlik riskleri nedeniyle <text:span text:style-name="Strong_20_Emphasis">son çare</text:span> olarak düşünülmelidir. Token'lar için genellikle <text:span text:style-name="Source_20_Text">Authorization</text:span> başlık alanı veya HTTP gövdesi tercih edilmelidi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3:03:31.946620028</meta:creation-date>
    <dc:date>2025-01-26T23:47:16.120844621</dc:date>
    <meta:editing-duration>PT43M44S</meta:editing-duration>
    <meta:editing-cycles>1</meta:editing-cycles>
    <meta:document-statistic meta:table-count="0" meta:image-count="0" meta:object-count="0" meta:page-count="5" meta:paragraph-count="114" meta:word-count="897" meta:character-count="7205" meta:non-whitespace-character-count="6483"/>
    <meta:generator>LibreOffice/7.4.7.2$Linux_X86_64 LibreOffice_project/40$Build-2</meta:generator>
  </office:meta>
</office:document-meta>
</file>